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" svg:font-family="Mangal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style:contextual-spacing="false" fo:text-align="center" style:justify-single-word="false"/>
    </style:style>
    <style:style style:name="P2" style:family="paragraph" style:parent-style-name="Standard">
      <style:paragraph-properties fo:margin-top="0in" fo:margin-bottom="0in" style:contextual-spacing="false" fo:text-align="center" style:justify-single-word="false"/>
      <style:text-properties style:font-name="Georgia"/>
    </style:style>
    <style:style style:name="P3" style:family="paragraph" style:parent-style-name="Standard">
      <style:paragraph-properties fo:margin-top="0in" fo:margin-bottom="0in" style:contextual-spacing="false" fo:text-align="start" style:justify-single-word="false"/>
      <style:text-properties style:font-name="Georgia"/>
    </style:style>
    <style:style style:name="P4" style:family="paragraph" style:parent-style-name="Standard">
      <style:paragraph-properties fo:margin-top="0in" fo:margin-bottom="0in" style:contextual-spacing="false" fo:text-align="start" style:justify-single-word="false"/>
    </style:style>
    <style:style style:name="P5" style:family="paragraph" style:parent-style-name="Standard">
      <style:paragraph-properties fo:margin-top="0in" fo:margin-bottom="0in" style:contextual-spacing="false" fo:text-align="center" style:justify-single-word="false" fo:break-before="page"/>
    </style:style>
    <style:style style:name="P6" style:family="paragraph" style:parent-style-name="Standard" style:master-page-name="Standard">
      <style:paragraph-properties fo:margin-top="0in" fo:margin-bottom="0in" style:contextual-spacing="false" fo:text-align="center" style:justify-single-word="false" style:page-number="auto"/>
    </style:style>
    <style:style style:name="T1" style:family="text">
      <style:text-properties style:font-name="Georgia"/>
    </style:style>
    <style:style style:name="T2" style:family="text">
      <style:text-properties style:font-name="Georgia" fo:font-size="14pt" style:font-size-asian="14pt" style:font-size-complex="14pt"/>
    </style:style>
    <style:style style:name="T3" style:family="text">
      <style:text-properties style:font-name="Georgia"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2">It wasn't Meant</text:span></text:p>
      <text:p text:style-name="P2"/>
      <text:p text:style-name="P4"><text:span text:style-name="T1">to be this way</text:span></text:p>
      <text:p text:style-name="P4"><text:span text:style-name="T1">sure it ended up this way</text:span></text:p>
      <text:p text:style-name="P4"><text:span text:style-name="T1">but it wasn't meant</text:span></text:p>
      <text:p text:style-name="P4"><text:span text:style-name="T1">to turn out like it did.</text:span></text:p>
      <text:p text:style-name="P3"/>
      <text:p text:style-name="P4"><text:span text:style-name="T1"><text:tab/><text:tab/>Does anyone even believe that?</text:span></text:p>
      <text:p text:style-name="P3"/>
      <text:p text:style-name="P4"><text:span text:style-name="T1">Who's to say how</text:span></text:p>
      <text:p text:style-name="P4"><text:span text:style-name="T1">everything would end</text:span></text:p>
      <text:p text:style-name="P4"><text:span text:style-name="T1">up anymore. I knew</text:span></text:p>
      <text:p text:style-name="P4"><text:span text:style-name="T1">it wasn't my fault.</text:span></text:p>
      <text:p text:style-name="P3"/>
      <text:p text:style-name="P4"><text:span text:style-name="T1"><text:tab/><text:tab/>Who's fault was it then, if not me?</text:span></text:p>
      <text:p text:style-name="P3"/>
      <text:p text:style-name="P4"><text:span text:style-name="T1">She looked at me</text:span></text:p>
      <text:p text:style-name="P4"><text:span text:style-name="T1">right in the eyes.</text:span></text:p>
      <text:p text:style-name="P4"><text:span text:style-name="T1">My how her</text:span></text:p>
      <text:p text:style-name="P4"><text:span text:style-name="T1">sweet eyes were.</text:span></text:p>
      <text:p text:style-name="P3"/>
      <text:p text:style-name="P4"><text:span text:style-name="T1"><text:tab/><text:tab/>I couldn't tell her the truth.</text:span></text:p>
      <text:p text:style-name="P3"/>
      <text:p text:style-name="P4"><text:span text:style-name="T1">Wanted to tell</text:span></text:p>
      <text:p text:style-name="P4"><text:span text:style-name="T1">her everything.</text:span></text:p>
      <text:p text:style-name="P4"><text:span text:style-name="T1">But just couldn't.</text:span></text:p>
      <text:p text:style-name="P4"><text:span text:style-name="T1">Ya know?</text:span></text:p>
      <text:p text:style-name="P3"/>
      <text:p text:style-name="P4"><text:span text:style-name="T1"><text:tab/><text:tab/>She wouldn't have believed me.</text:span></text:p>
      <text:p text:style-name="P3"/>
      <text:p text:style-name="P4"><text:span text:style-name="T1">We parted ways.</text:span></text:p>
      <text:p text:style-name="P4"><text:span text:style-name="T1">Nothing was meant</text:span></text:p>
      <text:p text:style-name="P4"><text:span text:style-name="T1">to last forever.</text:span></text:p>
      <text:p text:style-name="P4"><text:span text:style-name="T1">Especially love.</text:span></text:p>
      <text:p text:style-name="P3"><text:soft-page-break/></text:p>
      <text:p text:style-name="P4"><text:span text:style-name="T1"><text:tab/><text:tab/></text:span></text:p>
      <text:p text:style-name="P3"/>
      <text:p text:style-name="P3"/>
      <text:p text:style-name="P3"/>
      <text:p text:style-name="P4"><text:span text:style-name="T1"><text:tab/><text:tab/>She said she understood.</text:span></text:p>
      <text:p text:style-name="P3"/>
      <text:p text:style-name="P4"><text:span text:style-name="T1">We kissed a final</text:span></text:p>
      <text:p text:style-name="P4"><text:span text:style-name="T1">kiss goodbye.</text:span></text:p>
      <text:p text:style-name="P4"><text:span text:style-name="T1">Talk about</text:span></text:p>
      <text:p text:style-name="P4"><text:span text:style-name="T1">bittersweet.</text:span></text:p>
      <text:p text:style-name="P3"/>
      <text:p text:style-name="P4"><text:span text:style-name="T1"><text:tab/><text:tab/>That kiss.</text:span></text:p>
      <text:p text:style-name="P3"/>
      <text:p text:style-name="P4"><text:span text:style-name="T1">I wasn't one</text:span></text:p>
      <text:p text:style-name="P4"><text:span text:style-name="T1">for romance.</text:span></text:p>
      <text:p text:style-name="P4"><text:span text:style-name="T1">It wasn't in</text:span></text:p>
      <text:p text:style-name="P4"><text:span text:style-name="T1">the cards.</text:span></text:p>
      <text:p text:style-name="P3"/>
      <text:p text:style-name="P4"><text:span text:style-name="T1"><text:tab/><text:tab/>She tasted sweet.</text:span></text:p>
      <text:p text:style-name="P3"/>
      <text:p text:style-name="P4"><text:span text:style-name="T1">I wish I could</text:span></text:p>
      <text:p text:style-name="P4"><text:span text:style-name="T1">have done something</text:span></text:p>
      <text:p text:style-name="P4"><text:span text:style-name="T1">more. Something</text:span></text:p>
      <text:p text:style-name="P4"><text:span text:style-name="T1">quite different.</text:span></text:p>
      <text:p text:style-name="P3"/>
      <text:p text:style-name="P4"><text:span text:style-name="T1"><text:tab/><text:tab/>Like honey.</text:span></text:p>
      <text:p text:style-name="P3"/>
      <text:p text:style-name="P4"><text:span text:style-name="T1">It ended abruptly.</text:span></text:p>
      <text:p text:style-name="P4"><text:span text:style-name="T1">Our relationship.</text:span></text:p>
      <text:p text:style-name="P4"><text:span text:style-name="T1">Almost as quickly</text:span></text:p>
      <text:p text:style-name="P4"><text:span text:style-name="T1">as it started.</text:span></text:p>
      <text:p text:style-name="P3"/>
      <text:p text:style-name="P4"><text:span text:style-name="T1"><text:tab/><text:tab/>I miss her.</text:span></text:p>
      <text:p text:style-name="P5"><text:span text:style-name="T2">I ran away</text:span></text:p>
      <text:p text:style-name="P2"/>
      <text:p text:style-name="P4"><text:span text:style-name="T1">far into the hills</text:span></text:p>
      <text:p text:style-name="P4"><text:span text:style-name="T1">someplace where</text:span></text:p>
      <text:p text:style-name="P4"><text:span text:style-name="T1">I could hide.</text:span></text:p>
      <text:p text:style-name="P3"/>
      <text:p text:style-name="P4"><text:span text:style-name="T1">It didn't do much,</text:span></text:p>
      <text:p text:style-name="P4"><text:span text:style-name="T1">for anything, soon</text:span></text:p>
      <text:p text:style-name="P4"><text:span text:style-name="T1">they would find me.</text:span></text:p>
      <text:p text:style-name="P3"/>
      <text:p text:style-name="P4"><text:span text:style-name="T1">Oh how stupid I was</text:span></text:p>
      <text:p text:style-name="P4"><text:span text:style-name="T1">to try and hide</text:span></text:p>
      <text:p text:style-name="P4"><text:span text:style-name="T1">from everything out there.</text:span></text:p>
      <text:p text:style-name="P3"/>
      <text:p text:style-name="P4"><text:span text:style-name="T1">It seemed a waste.</text:span></text:p>
      <text:p text:style-name="P4"><text:span text:style-name="T1">A wasted event of</text:span></text:p>
      <text:p text:style-name="P4"><text:span text:style-name="T1">my own life.</text:span></text:p>
      <text:p text:style-name="P3"/>
      <text:p text:style-name="P4"><text:span text:style-name="T1">And still all I could</text:span></text:p>
      <text:p text:style-name="P4"><text:span text:style-name="T1">do was think about her.</text:span></text:p>
      <text:p text:style-name="P4"><text:span text:style-name="T1">How I loved her.</text:span></text:p>
      <text:p text:style-name="P3"/>
      <text:p text:style-name="P4"><text:span text:style-name="T1"><text:tab/><text:tab/><text:tab/>How I needed her.</text:span></text:p>
      <text:p text:style-name="P3"/>
      <text:p text:style-name="P4"><text:span text:style-name="T1">Talk about a twist</text:span></text:p>
      <text:p text:style-name="P4"><text:span text:style-name="T1">of fate.</text:span></text:p>
      <text:p text:style-name="P3"/>
      <text:p text:style-name="P4"><text:span text:style-name="T1"><text:tab/><text:tab/><text:tab/>Was it fate?</text:span></text:p>
      <text:p text:style-name="P3"/>
      <text:p text:style-name="P4"><text:span text:style-name="T1">I didn't know what</text:span></text:p>
      <text:p text:style-name="P4"><text:span text:style-name="T1">on earth was happening.</text:span></text:p>
      <text:p text:style-name="P3"/>
      <text:p text:style-name="P4"><text:span text:style-name="T1"><text:tab/><text:tab/><text:tab/>My head spun around.</text:span></text:p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4"><text:span text:style-name="T1">I wasn't sure where I was.</text:span></text:p>
      <text:p text:style-name="P4"><text:span text:style-name="T1">Or when I was.</text:span></text:p>
      <text:p text:style-name="P4"><text:span text:style-name="T1">A time. A place.</text:span></text:p>
      <text:p text:style-name="P4"><text:span text:style-name="T1">All gone.</text:span></text:p>
      <text:p text:style-name="P3"/>
      <text:p text:style-name="P4"><text:span text:style-name="T1"><text:tab/><text:tab/>Such a wasted memory.</text:span></text:p>
      <text:p text:style-name="P3"/>
      <text:p text:style-name="P4"><text:span text:style-name="T1">She stood there</text:span></text:p>
      <text:p text:style-name="P4"><text:span text:style-name="T1">in my mind, in</text:span></text:p>
      <text:p text:style-name="P4"><text:span text:style-name="T1">my fears.</text:span></text:p>
      <text:p text:style-name="P3"/>
      <text:p text:style-name="P4"><text:span text:style-name="T1"><text:tab/><text:tab/>Would I see her again?</text:span></text:p>
      <text:p text:style-name="P3"/>
      <text:p text:style-name="P4"><text:span text:style-name="T1">Everything went dark.</text:span></text:p>
      <text:p text:style-name="P4"><text:span text:style-name="T1">I was no longer.</text:span></text:p>
      <text:p text:style-name="P4"><text:span text:style-name="T1">In my own body.</text:span></text:p>
      <text:p text:style-name="P3"/>
      <text:p text:style-name="P4"><text:span text:style-name="T1"><text:tab/><text:tab/>Where was I exactly?</text:span></text:p>
      <text:p text:style-name="P5"><text:span text:style-name="T2">It was something</text:span></text:p>
      <text:p text:style-name="P3"/>
      <text:p text:style-name="P4"><text:span text:style-name="T1">I had never seen</text:span></text:p>
      <text:p text:style-name="P4"><text:span text:style-name="T1">before in my life.</text:span></text:p>
      <text:p text:style-name="P3"/>
      <text:p text:style-name="P4"><text:span text:style-name="T1"><text:tab/><text:tab/>Had I been abducted?</text:span></text:p>
      <text:p text:style-name="P3"/>
      <text:p text:style-name="P4"><text:span text:style-name="T1">Pretty lights</text:span></text:p>
      <text:p text:style-name="P4"><text:span text:style-name="T1">shown around me.</text:span></text:p>
      <text:p text:style-name="P3"/>
      <text:p text:style-name="P4"><text:span text:style-name="T1"><text:tab/><text:tab/>Seriously, where was I?</text:span></text:p>
      <text:p text:style-name="P3"/>
      <text:p text:style-name="P4"><text:span text:style-name="T1">An angel</text:span></text:p>
      <text:p text:style-name="P4"><text:span text:style-name="T1">looked at me.</text:span></text:p>
      <text:p text:style-name="P3"/>
      <text:p text:style-name="P4"><text:span text:style-name="T1"><text:tab/><text:tab/>She had the face of an angel...</text:span></text:p>
      <text:p text:style-name="P4"><text:span text:style-name="T1"><text:tab/><text:tab/>was that enough?</text:span></text:p>
      <text:p text:style-name="P3"/>
      <text:p text:style-name="P4"><text:span text:style-name="T1">She spoke to me.</text:span></text:p>
      <text:p text:style-name="P4"><text:span text:style-name="T1">In a lovely voice.</text:span></text:p>
      <text:p text:style-name="P3"/>
      <text:p text:style-name="P4"><text:span text:style-name="T1"><text:tab/><text:tab/></text:span><text:span text:style-name="T3">Your time is not come.</text:span></text:p>
      <text:p text:style-name="P3"/>
      <text:p text:style-name="P4"><text:span text:style-name="T1">I wish I knew</text:span></text:p>
      <text:p text:style-name="P4"><text:span text:style-name="T1">what she meant.</text:span></text:p>
      <text:p text:style-name="P3"/>
      <text:p text:style-name="P4"><text:span text:style-name="T1"><text:tab/><text:tab/></text:span><text:span text:style-name="T3">We will come for you at</text:span></text:p>
      <text:p text:style-name="P4"><text:span text:style-name="T3"><text:tab/><text:tab/>a later time.</text:span></text:p>
      <text:p text:style-name="P3"/>
      <text:p text:style-name="P4"><text:span text:style-name="T1">I woke up.</text:span></text:p>
      <text:p text:style-name="P4"><text:span text:style-name="T1">Flat on my ass.</text:span></text:p>
      <text:p text:style-name="P4"><text:span text:style-name="T1">I felt different.</text:span></text:p>
      <text:p text:style-name="P4"><text:span text:style-name="T1">Odd.</text:span></text:p>
      <text:p text:style-name="P4"><text:span text:style-name="T1">Strange.</text:span></text:p>
      <text:p text:style-name="P5"><text:span text:style-name="T2">Laying in my bed</text:span></text:p>
      <text:p text:style-name="P2"/>
      <text:p text:style-name="P1"><text:span text:style-name="T1">I looked around</text:span></text:p>
      <text:p text:style-name="P1"><text:span text:style-name="T1">there was nothing</text:span></text:p>
      <text:p text:style-name="P1"><text:span text:style-name="T1">to behold of my trip</text:span></text:p>
      <text:p text:style-name="P1"><text:span text:style-name="T1">wow, what kind of thing</text:span></text:p>
      <text:p text:style-name="P1"><text:span text:style-name="T1">was that?</text:span></text:p>
      <text:p text:style-name="P1"><text:span text:style-name="T1">I didn't have</text:span></text:p>
      <text:p text:style-name="P1"><text:span text:style-name="T1">a clue.</text:span></text:p>
      <text:p text:style-name="P1"><text:span text:style-name="T1">The angel...</text:span></text:p>
      <text:p text:style-name="P1"><text:span text:style-name="T1">if that's what she</text:span></text:p>
      <text:p text:style-name="P1"><text:span text:style-name="T1">could be called...</text:span></text:p>
      <text:p text:style-name="P1"><text:span text:style-name="T1">didn't say much</text:span></text:p>
      <text:p text:style-name="P1"><text:span text:style-name="T1">to me more.</text:span></text:p>
      <text:p text:style-name="P1"><text:span text:style-name="T1">Just that</text:span></text:p>
      <text:p text:style-name="P1"><text:span text:style-name="T1">I could</text:span></text:p>
      <text:p text:style-name="P1"><text:span text:style-name="T1">have a</text:span></text:p>
      <text:p text:style-name="P1"><text:span text:style-name="T1">second</text:span></text:p>
      <text:p text:style-name="P1"><text:span text:style-name="T1">chance</text:span></text:p>
      <text:p text:style-name="P1"><text:span text:style-name="T1">if</text:span></text:p>
      <text:p text:style-name="P1"><text:span text:style-name="T1">I</text:span></text:p>
      <text:p text:style-name="P1"><text:span text:style-name="T1">wanted</text:span></text:p>
      <text:p text:style-name="P1"><text:span text:style-name="T1">it.</text:span></text:p>
      <text:p text:style-name="P1"><text:span text:style-name="T1">So</text:span></text:p>
      <text:p text:style-name="P1"><text:span text:style-name="T1">strange.</text:span></text:p>
      <text:p text:style-name="P5"><text:span text:style-name="T2">Looking at the clock</text:span></text:p>
      <text:p text:style-name="P1"><text:span text:style-name="T1"><text:s/></text:span></text:p>
      <text:p text:style-name="P4"><text:span text:style-name="T1">I noticed something odd.</text:span></text:p>
      <text:p text:style-name="P4"><text:span text:style-name="T1">That date must have been</text:span></text:p>
      <text:p text:style-name="P4"><text:span text:style-name="T1">off right?</text:span></text:p>
      <text:p text:style-name="P4"/>
      <text:p text:style-name="P4"><text:span text:style-name="T1"><text:tab/><text:tab/>A year ago.</text:span></text:p>
      <text:p text:style-name="P4"><text:span text:style-name="T1"><text:tab/><text:tab/>How was that to be?</text:span></text:p>
      <text:p text:style-name="P4"><text:span text:style-name="T1"><text:tab/><text:tab/>Had I really traveled.</text:span></text:p>
      <text:p text:style-name="P4"><text:span text:style-name="T1"><text:tab/><text:tab/>To the past?</text:span></text:p>
      <text:p text:style-name="P4"/>
      <text:p text:style-name="P4"><text:span text:style-name="T1">There was only</text:span></text:p>
      <text:p text:style-name="P4"><text:span text:style-name="T1">one way to</text:span></text:p>
      <text:p text:style-name="P4"><text:span text:style-name="T1">find out.</text:span></text:p>
      <text:p text:style-name="P4"/>
      <text:p text:style-name="P4"><text:span text:style-name="T1"><text:tab/><text:tab/>Picking up the phone</text:span></text:p>
      <text:p text:style-name="P4"><text:span text:style-name="T1"><text:tab/><text:tab/>I dialed her number</text:span></text:p>
      <text:p text:style-name="P4"><text:span text:style-name="T1"><text:tab/><text:tab/>expecting her</text:span></text:p>
      <text:p text:style-name="P4"><text:span text:style-name="T1"><text:tab/><text:tab/>not to answer.</text:span></text:p>
      <text:p text:style-name="P4"/>
      <text:p text:style-name="P4"><text:span text:style-name="T1">The line picked up.</text:span></text:p>
      <text:p text:style-name="P4"/>
      <text:p text:style-name="P4"><text:span text:style-name="T1"><text:tab/><text:tab/></text:span><text:span text:style-name="T3">Hello?</text:span></text:p>
      <text:p text:style-name="P4"/>
      <text:p text:style-name="P4"><text:span text:style-name="T1">Oh my how could this be?</text:span></text:p>
      <text:p text:style-name="P4"><text:span text:style-name="T1">It was her voice.</text:span></text:p>
      <text:p text:style-name="P4"><text:span text:style-name="T1">All over again.</text:span></text:p>
      <text:p text:style-name="P4"/>
      <text:p text:style-name="P4"><text:span text:style-name="T3"><text:tab/><text:tab/>Oh Jonny, I was</text:span></text:p>
      <text:p text:style-name="P4"><text:span text:style-name="T3"><text:tab/><text:tab/>thinking about you.</text:span></text:p>
      <text:p text:style-name="P4"><text:span text:style-name="T3"><text:tab/><text:tab/>Wanna come over?</text:span></text:p>
      <text:p text:style-name="P4"/>
      <text:p text:style-name="P4"><text:span text:style-name="T1">It couldn't be true.</text:span></text:p>
      <text:p text:style-name="P4"><text:span text:style-name="T1">Could it?</text:span></text:p>
      <text:p text:style-name="P4"><text:soft-page-break/></text:p>
      <text:p text:style-name="P4"/>
      <text:p text:style-name="P4"><text:span text:style-name="T3"><text:tab/><text:tab/>Oh an hour?</text:span></text:p>
      <text:p text:style-name="P4"><text:span text:style-name="T3"><text:tab/><text:tab/>Sounds good.</text:span></text:p>
      <text:p text:style-name="P4"/>
      <text:p text:style-name="P4"><text:span text:style-name="T1">The line went dead.</text:span></text:p>
      <text:p text:style-name="P4"><text:span text:style-name="T1">My face was pale.</text:span></text:p>
      <text:p text:style-name="P4"><text:span text:style-name="T1">How could this be?</text:span></text:p>
      <text:p text:style-name="P4"/>
      <text:p text:style-name="P4"><text:span text:style-name="T1">She wouldn't have</text:span></text:p>
      <text:p text:style-name="P4"><text:span text:style-name="T1">talked to me had</text:span></text:p>
      <text:p text:style-name="P4"><text:span text:style-name="T1">it not been the past.</text:span></text:p>
      <text:p text:style-name="P4"/>
      <text:p text:style-name="P4"><text:span text:style-name="T1">My how did this happen?</text:span></text:p>
      <text:p text:style-name="P4"><text:span text:style-name="T1">How was I able to live</text:span></text:p>
      <text:p text:style-name="P4"><text:span text:style-name="T1">the past over again?</text:span></text:p>
      <text:p text:style-name="P4"/>
      <text:p text:style-name="P4"><text:span text:style-name="T1">Looking to the sky,</text:span></text:p>
      <text:p text:style-name="P4"><text:span text:style-name="T1">I thanked the angel</text:span></text:p>
      <text:p text:style-name="P4"><text:span text:style-name="T1">for her gift.</text:span></text:p>
      <text:p text:style-name="P4"/>
      <text:p text:style-name="P4"><text:span text:style-name="T1">Now all I had to do</text:span></text:p>
      <text:p text:style-name="P4"><text:span text:style-name="T1">was meet my girl</text:span></text:p>
      <text:p text:style-name="P4"><text:span text:style-name="T1">and not screw things up</text:span></text:p>
      <text:p text:style-name="P4"><text:span text:style-name="T1">again.</text:span></text:p>
      <text:p text:style-name="P4"/>
      <text:p text:style-name="P4"><text:span text:style-name="T1">Grabbing a towel</text:span></text:p>
      <text:p text:style-name="P4"><text:span text:style-name="T1">I ran for the bathroom</text:span></text:p>
      <text:p text:style-name="P4"><text:span text:style-name="T1">had to make myself</text:span></text:p>
      <text:p text:style-name="P4"><text:span text:style-name="T1">presentable for her.</text:span></text:p>
      <text:p text:style-name="P5"><text:span text:style-name="T2">It was winter</text:span></text:p>
      <text:p text:style-name="P4"/>
      <text:p text:style-name="P4"><text:span text:style-name="T1">late winter of '07.</text:span></text:p>
      <text:p text:style-name="P4"><text:span text:style-name="T1">Frost and snow</text:span></text:p>
      <text:p text:style-name="P4"><text:span text:style-name="T1">fought for control</text:span></text:p>
      <text:p text:style-name="P4"><text:span text:style-name="T1">over the land.</text:span></text:p>
      <text:p text:style-name="P4"/>
      <text:p text:style-name="P4"><text:span text:style-name="T1">Susan would be</text:span></text:p>
      <text:p text:style-name="P4"><text:span text:style-name="T1">there at her house,</text:span></text:p>
      <text:p text:style-name="P4"><text:span text:style-name="T1">waiting for me.</text:span></text:p>
      <text:p text:style-name="P4"/>
      <text:p text:style-name="P4"><text:span text:style-name="T1">Everything was perfect.</text:span></text:p>
      <text:p text:style-name="P4"/>
      <text:p text:style-name="P4"><text:span text:style-name="T1">Well as perfect</text:span></text:p>
      <text:p text:style-name="P4"><text:span text:style-name="T1">as I imagined it.</text:span></text:p>
      <text:p text:style-name="P4"><text:span text:style-name="T1">Nothing was ever right.</text:span></text:p>
      <text:p text:style-name="P4"/>
      <text:p text:style-name="P4"><text:span text:style-name="T1">Knocking on her door.</text:span></text:p>
      <text:p text:style-name="P4"><text:span text:style-name="T1">So many memories</text:span></text:p>
      <text:p text:style-name="P4"><text:span text:style-name="T1">flooded through my mind.</text:span></text:p>
      <text:p text:style-name="P4"/>
      <text:p text:style-name="P4"><text:span text:style-name="T1">Her smile and blond hair</text:span></text:p>
      <text:p text:style-name="P4"><text:span text:style-name="T1">those ruby red lips</text:span></text:p>
      <text:p text:style-name="P4"><text:span text:style-name="T1">her curves</text:span></text:p>
      <text:p text:style-name="P4"><text:span text:style-name="T1">in all the right places.</text:span></text:p>
      <text:p text:style-name="P4"/>
      <text:p text:style-name="P4"><text:span text:style-name="T1">My how good she looked.</text:span></text:p>
      <text:p text:style-name="P4"><text:span text:style-name="T1">Had it really been that long</text:span></text:p>
      <text:p text:style-name="P4"><text:span text:style-name="T1">ago that she looked this good?</text:span></text:p>
      <text:p text:style-name="P4"/>
      <text:p text:style-name="P4"><text:span text:style-name="T1">I think the dugs</text:span></text:p>
      <text:p text:style-name="P4"><text:span text:style-name="T1">must have done</text:span></text:p>
      <text:p text:style-name="P4"><text:span text:style-name="T1">something to her.</text:span></text:p>
      <text:p text:style-name="P4"><text:span text:style-name="T1">Damn doctors.</text:span></text:p>
      <text:p text:style-name="P4"><text:soft-page-break/></text:p>
      <text:p text:style-name="P4"><text:span text:style-name="T1">I couldn't tell her</text:span></text:p>
      <text:p text:style-name="P4"><text:span text:style-name="T1">all the things I had</text:span></text:p>
      <text:p text:style-name="P4"><text:span text:style-name="T1">experienced</text:span></text:p>
      <text:p text:style-name="P4"><text:span text:style-name="T1">the pain was too much.</text:span></text:p>
      <text:p text:style-name="P4"/>
      <text:p text:style-name="P4"><text:span text:style-name="T1">We embraced.</text:span></text:p>
      <text:p text:style-name="P4"><text:span text:style-name="T1">Her perfume,</text:span></text:p>
      <text:p text:style-name="P4"><text:span text:style-name="T1">her hair,</text:span></text:p>
      <text:p text:style-name="P4"><text:span text:style-name="T1">all perfect.</text:span></text:p>
      <text:p text:style-name="P4"/>
      <text:p text:style-name="P4"><text:span text:style-name="T3"><text:tab/><text:tab/>Woah tiger,</text:span></text:p>
      <text:p text:style-name="P4"><text:span text:style-name="T3"><text:tab/><text:tab/>quite a hug, you okay?</text:span></text:p>
      <text:p text:style-name="P4"/>
      <text:p text:style-name="P4"><text:span text:style-name="T1">Yeah, everything</text:span></text:p>
      <text:p text:style-name="P4"><text:span text:style-name="T1">was okay again</text:span></text:p>
      <text:p text:style-name="P4"><text:span text:style-name="T1">for sur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" svg:font-family="Mangal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style:contextual-spacing="false" fo:line-height="115%" fo:text-align="start" style:justify-single-word="false" fo:orphans="2" fo:widows="2" fo:hyphenation-ladder-count="no-limit" style:writing-mode="lr-tb"/>
      <style:text-properties fo:color="#00000a" style:font-name="Calibri" fo:font-family="Calibri" style:font-family-generic="roman" style:font-pitch="variable" fo:font-size="11pt" fo:language="en" fo:country="US" style:font-name-asian="SimSun" style:font-family-asian="SimSun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style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Mangal" style:font-family-complex="Mangal" style:font-family-generic-complex="swiss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Mangal" style:font-family-complex="Mangal" style:font-family-generic-complex="swiss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5in" fo:page-height="7.9925in" style:num-format="1" style:print-orientation="portrait" fo:margin-top="0.1in" fo:margin-bottom="0.9in" fo:margin-left="0.7in" fo:margin-right="0.7in" style:writing-mode="lr-tb" style:layout-grid-color="#c0c0c0" style:layout-grid-lines="27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2T16:39:00</meta:creation-date>
    <meta:initial-creator>kyle</meta:initial-creator>
    <dc:language>en-US</dc:language>
    <dc:creator>Kyle Eggleston</dc:creator>
    <dc:date>2014-04-26T20:41:00</dc:date>
    <meta:editing-cycles>3</meta:editing-cycles>
    <meta:editing-duration>PT13S</meta:editing-duration>
    <meta:generator>LibreOffice/4.2.8.2$Linux_X86_64 LibreOffice_project/420m0$Build-2</meta:generator>
    <meta:document-statistic meta:table-count="0" meta:image-count="0" meta:object-count="0" meta:page-count="10" meta:paragraph-count="217" meta:word-count="727" meta:character-count="3543" meta:non-whitespace-character-count="2949"/>
    <meta:template xlink:type="simple" xlink:actuate="onRequest" xlink:title="Normal.dotm" xlink:href=""/>
  </office:meta>
</office:document-meta>
</file>